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Mam dość mieszane odczucia do tego odcinka. Z jednej strony Rainbow Dash wreszcie spełniła swoje największe marzenie – została pełnoprawnym członkiem Wonderbolts. Rozwój postaci zawsze mile widziany. Ciekawy jest też wątek z dokuczaniem pegazowi. Jak widać, mimo tej całej pastelowej słodyczy, kuce nie zawsze muszą być milutkie. Z drugiej strony zachowanie Rainbow w tym odcinku jest wprost irytujące. Zignorowała najważniejszą zasadę Wonderbolts, przez co z własnej winy dostała taki, a nie inny przydomek, a potem było tylko gorzej. Naśladowanie reszty klaczy z Mane 6, głupia próba popisania się. Dobrze chociaż, że potem zrozumiała, jak niedorzecznie się zachowywała. </text:p>
      <text:p text:style-name="P1">6/10</text:p>
      <text:p text:style-name="P1"/>
      <text:p text:style-name="P1">Gandzia</text:p>
      <text:p text:style-name="P1">„Hej, ostatnie odcinki wyszły nam świetnie, weźmy coś zepsujmy” – dokładnie takie hasło przyświecało twórcom, gdy pisali scenariusz do „Newbie Dash”. O ile z początku z radością przyjąłem ruszenie jej wątku do przodu, tak z każdą kolejną sceną robienia z niej idiotki moja ocena obniżała się. Dobrze chociaż, że dostała nauczkę i potrafiła wyciągnąć z niej odpowiednie wnioski. Sam odcinek uważam za słaby i gdyby nie jego znaczenie dla wątku Rainbow w Wonderbolts, sugerowałbym jego pominięcie. </text:p>
      <text:p text:style-name="P1"/>
      <text:p text:style-name="P1">Dolar84</text:p>
      <text:p text:style-name="P1">No i w końcu Rainbow Crash dostała się do Wonderbolts. Szkoda – miałem nadzieję, że po kolejnych „popisach” na koniec ją wyrzucą. Niestety świat nie jest taki piękny, a twórcy odcinka musieli wymyślić jakieś szczęśliwe zakończenie. Ogólnie zwykle nie mam nic przeciwko temu, jednak tym razem wolałbym jednak, żeby nie skończyło się to aż tak dobrze, tym bardziej że podczas oglądania nudziłem się jako mops. Póki co najsłabszy odcinek sezonu.</text:p>
      <text:p text:style-name="P1"/>
      <text:p text:style-name="P1">Cahan</text:p>
      <text:p text:style-name="P1">Ten odcinek bardzo mi się spodobał. Rainbow Dash zawsze lubiłam za to, że jest tępa jak but i agresywna. Z jakiegoś powodu niezmiernie mnie to bawi, dlatego lubię ją oglądać w odcinkach, które nie próbują być poważne. Przyjemnie się patrzy, że jej wątek idzie do przodu i w końcu stała się pełnoprawną członkinią Wonderbolts. Oczywiście zrobiła z siebie nadętą idiotkę, która musi zaszpanować i nie potrafi się przyznać, że zawaliła sprawę – pięknie, 10/10. Do tego dodajmy papugowanie koleżanek i cudownie durnowaty odpał na sam koniec. Szkoda, że Spitfire jej nie wywaliła, ale wciąż wyborny odcinek.</text:p>
      <text:p text:style-name="P1"/>
      <text:p text:style-name="P1">Macter4</text:p>
      <text:p text:style-name="P1">To jest chyba najdłużej oglądany przeze mnie odcinek z powodu niezliczonych pauz, jakie musiałem zrobić, aby przestać się denerwować na głupoty, jakie właśnie widziałem. Sam wstęp odcinka nie zapowiadał takiej tragedii, ale twórcy chyba postanowili zebrać w jednym odcinku wszystkie głupie pomysły na zachowanie Rainbow, nie patrząc na to, że części z nich już nie powinna popełniać. O samej tradycji nadawania ksyw nie wspominając. Nawet przyjemnej końcówce nie udało się zbyt mocno uratować mojej opinii o odcinku. A szkoda, że epizod, gdzie jeden z wątków fabularnych jest pchany do przodu, jest jednocześnie tym, do którego nie chce się wrac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41:02.556000000</dc:date>
    <meta:editing-duration>PT2M16S</meta:editing-duration>
    <meta:document-statistic meta:table-count="0" meta:image-count="0" meta:object-count="0" meta:page-count="1" meta:paragraph-count="11" meta:word-count="441" meta:character-count="2903" meta:non-whitespace-character-count="2467"/>
  </office:meta>
</office:document-meta>
</file>